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gt;&gt;&gt; 7+3</text:p>
      <text:p text:style-name="Standard">10</text:p>
      <text:p text:style-name="Standard">&gt;&gt;&gt; 7 == 5</text:p>
      <text:p text:style-name="Standard">False</text:p>
      <text:p text:style-name="Standard">&gt;&gt;&gt; 7 in [3, 25, 7]</text:p>
      <text:p text:style-name="Standard">True</text:p>
      <text:p text:style-name="Standard">&gt;&gt;&gt; x = 7</text:p>
      <text:p text:style-name="Standard">&gt;&gt;&gt; print(x)</text:p>
      <text:p text:style-name="Standard">7</text:p>
      <text:p text:style-name="Standard">&gt;&gt;&gt; x</text:p>
      <text:p text:style-name="Standard">7</text:p>
      <text:p text:style-name="Standard">&gt;&gt;&gt; x &gt; 10</text:p>
      <text:p text:style-name="Standard">False</text:p>
      <text:p text:style-name="Standard">&gt;&gt;&gt; x = 'Saludos!</text:p>
      <text:p text:style-name="Standard"><text:s text:c="2"/>File "&lt;stdin&gt;", line 1</text:p>
      <text:p text:style-name="Standard"><text:s text:c="4"/>x = 'Saludos!</text:p>
      <text:p text:style-name="Standard"><text:s text:c="8"/>^</text:p>
      <text:p text:style-name="Standard">SyntaxError: unterminated string literal (detected at line 1)</text:p>
      <text:p text:style-name="Standard">&gt;&gt;&gt; x = 'Saludos!'</text:p>
      <text:p text:style-name="Standard">&gt;&gt;&gt; len(x)</text:p>
      <text:p text:style-name="Standard">8</text:p>
      <text:p text:style-name="Standard">&gt;&gt;&gt; x.lower()</text:p>
      <text:p text:style-name="Standard">'saludos!'</text:p>
      <text:p text:style-name="Standard">&gt;&gt;&gt; b'una cadena de bytes'</text:p>
      <text:p text:style-name="Standard">b'una cadena de bytes'</text:p>
      <text:p text:style-name="Standard">&gt;&gt;&gt; b'\x61\x62\x63\x64'</text:p>
      <text:p text:style-name="Standard">b'abcd'</text:p>
      <text:p text:style-name="Standard">&gt;&gt;&gt; b'\x61\x62\xf0\x64'</text:p>
      <text:p text:style-name="Standard">b'ab\xf0d'</text:p>
      <text:p text:style-name="Standard">&gt;&gt;&gt; x = b'\x61\x62\xf0\x64'</text:p>
      <text:p text:style-name="Standard">&gt;&gt;&gt; x</text:p>
      <text:p text:style-name="Standard">b'ab\xf0d'</text:p>
      <text:p text:style-name="Standard">&gt;&gt;&gt; x.hex()</text:p>
      <text:p text:style-name="Standard">'6162f064'</text:p>
      <text:p text:style-name="Standard">&gt;&gt;&gt; x.hex(' ')</text:p>
      <text:p text:style-name="Standard">'61 62 f0 64'</text:p>
      <text:p text:style-name="Standard">&gt;&gt;&gt; x.hex(':')</text:p>
      <text:p text:style-name="Standard">'61:62:f0:64'</text:p>
      <text:p text:style-name="Standard">&gt;&gt;&gt; x = '61 62 63 64'</text:p>
      <text:p text:style-name="Standard">&gt;&gt;&gt; bytes.fromhex(x.replace(' ', ''))</text:p>
      <text:p text:style-name="Standard">b'abcd'</text:p>
      <text:p text:style-name="Standard">&gt;&gt;&gt; bytes.fromhex(x.replace(' ', ''))</text:p>
      <text:p text:style-name="Standard">b'\x00\x01\x02\x03'</text:p>
      <text:p text:style-name="Standard">&gt;&gt;&gt; x = '61626364'</text:p>
      <text:p text:style-name="Standard">&gt;&gt;&gt; bytes.fromhex(x.replace(' ', ''))</text:p>
      <text:p text:style-name="Standard">b'abcd'</text:p>
      <text:p text:style-name="Standard">&gt;&gt;&gt; x = '61:62:63:64'</text:p>
      <text:p text:style-name="Standard">&gt;&gt;&gt; bytes.fromhex(x.replace(' ', ''))</text:p>
      <text:p text:style-name="Standard">Traceback (most recent call last):</text:p>
      <text:p text:style-name="Standard"><text:s text:c="2"/>File "&lt;stdin&gt;", line 1, in &lt;module&gt;</text:p>
      <text:p text:style-name="Standard">ValueError: non-hexadecimal number found in fromhex() arg at position 2</text:p>
      <text:p text:style-name="Standard">&gt;&gt;&gt; x = 'Python'.encode('ascii')</text:p>
      <text:p text:style-name="Standard"><text:soft-page-break/>&gt;&gt;&gt; x</text:p>
      <text:p text:style-name="Standard">b'Python'</text:p>
      <text:p text:style-name="Standard">&gt;&gt;&gt; type(x)</text:p>
      <text:p text:style-name="Standard">&lt;class 'bytes'&gt;</text:p>
      <text:p text:style-name="Standard">&gt;&gt;&gt; y = x.decode('ascii')</text:p>
      <text:p text:style-name="Standard">&gt;&gt;&gt; y</text:p>
      <text:p text:style-name="Standard">'Python'</text:p>
      <text:p text:style-name="Standard">&gt;&gt;&gt; type(y)</text:p>
      <text:p text:style-name="Standard">&lt;class 'str'&gt;</text:p>
      <text:p text:style-name="Standard">&gt;&gt;&gt; x.hex(' ')</text:p>
      <text:p text:style-name="Standard">'50 79 74 68 6f 6e'</text:p>
      <text:p text:style-name="Standard">&gt;&gt;&gt; x = 'Innaki'.encode('ascii')</text:p>
      <text:p text:style-name="Standard">&gt;&gt;&gt; x = 'xl1'</text:p>
      <text:p text:style-name="Standard">&gt;&gt;&gt; x.decode()</text:p>
      <text:p text:style-name="Standard">Traceback (most recent call last):</text:p>
      <text:p text:style-name="Standard"><text:s text:c="2"/>File "&lt;stdin&gt;", line 1, in &lt;module&gt;</text:p>
      <text:p text:style-name="Standard">AttributeError: 'str' object has no attribute 'decode'. Did you mean: 'encode'?</text:p>
      <text:p text:style-name="Standard">&gt;&gt;&gt; x = b'xl1'</text:p>
      <text:p text:style-name="Standard">&gt;&gt;&gt; x.decode()</text:p>
      <text:p text:style-name="Standard">'xl1'</text:p>
      <text:p text:style-name="Standard">&gt;&gt;&gt; x.decode('utf-8')</text:p>
      <text:p text:style-name="Standard">'xl1'</text:p>
      <text:p text:style-name="Standard">&gt;&gt;&gt; x = b'\x12\x00'</text:p>
      <text:p text:style-name="Standard">&gt;&gt;&gt; from_bytes(x, "big")</text:p>
      <text:p text:style-name="Standard">Traceback (most recent call last):</text:p>
      <text:p text:style-name="Standard"><text:s text:c="2"/>File "&lt;stdin&gt;", line 1, in &lt;module&gt;</text:p>
      <text:p text:style-name="Standard">NameError: name 'from_bytes' is not defined</text:p>
      <text:p text:style-name="Standard">&gt;&gt;&gt; x.from_bytes(x, "big")</text:p>
      <text:p text:style-name="Standard">Traceback (most recent call last):</text:p>
      <text:p text:style-name="Standard"><text:s text:c="2"/>File "&lt;stdin&gt;", line 1, in &lt;module&gt;</text:p>
      <text:p text:style-name="Standard">AttributeError: 'bytes' object has no attribute 'from_bytes'</text:p>
      <text:p text:style-name="Standard">&gt;&gt;&gt; from_bytes(x, "big")</text:p>
      <text:p text:style-name="Standard">Traceback (most recent call last):</text:p>
      <text:p text:style-name="Standard"><text:s text:c="2"/>File "&lt;stdin&gt;", line 1, in &lt;module&gt;</text:p>
      <text:p text:style-name="Standard">NameError: name 'from_bytes' is not defined</text:p>
      <text:p text:style-name="Standard">&gt;&gt;&gt; sys.from_bytes(x, "big")</text:p>
      <text:p text:style-name="Standard">Traceback (most recent call last):</text:p>
      <text:p text:style-name="Standard"><text:s text:c="2"/>File "&lt;stdin&gt;", line 1, in &lt;module&gt;</text:p>
      <text:p text:style-name="Standard">NameError: name 'sys' is not defined</text:p>
      <text:p text:style-name="Standard">&gt;&gt;&gt; import sys</text:p>
      <text:p text:style-name="Standard">&gt;&gt;&gt; sys.from_bytes(x, "big")</text:p>
      <text:p text:style-name="Standard">Traceback (most recent call last):</text:p>
      <text:p text:style-name="Standard"><text:s text:c="2"/>File "&lt;stdin&gt;", line 1, in &lt;module&gt;</text:p>
      <text:p text:style-name="Standard">AttributeError: module 'sys' has no attribute 'from_bytes'</text:p>
      <text:p text:style-name="Standard">&gt;&gt;&gt; int.from_bytes(x, 'big')</text:p>
      <text:p text:style-name="Standard">4608</text:p>
      <text:p text:style-name="Standard">&gt;&gt;&gt; int.from_bytes(x, 'littel')</text:p>
      <text:p text:style-name="Standard">Traceback (most recent call last):</text:p>
      <text:p text:style-name="Standard"><text:s text:c="2"/>File "&lt;stdin&gt;", line 1, in &lt;module&gt;</text:p>
      <text:p text:style-name="Standard">ValueError: byteorder must be either 'little' or 'big'</text:p>
      <text:p text:style-name="Standard">&gt;&gt;&gt; int.from_bytes(x, 'little')</text:p>
      <text:p text:style-name="Standard">18</text:p>
      <text:p text:style-name="Standard"><text:soft-page-break/>&gt;&gt;&gt; y = 4745</text:p>
      <text:p text:style-name="Standard">&gt;&gt;&gt; y.to_bytes(4, 'big')</text:p>
      <text:p text:style-name="Standard">b'\x00\x00\x12\x89'</text:p>
      <text:p text:style-name="Standard">&gt;&gt;&gt; x = b'\x00\x05\x15'</text:p>
      <text:p text:style-name="Standard">&gt;&gt;&gt; type(x)</text:p>
      <text:p text:style-name="Standard">&lt;class 'bytes'&gt;</text:p>
      <text:p text:style-name="Standard">&gt;&gt;&gt; type(x[1:])</text:p>
      <text:p text:style-name="Standard">&lt;class 'bytes'&gt;</text:p>
      <text:p text:style-name="Standard">&gt;&gt;&gt; type(x[1])</text:p>
      <text:p text:style-name="Standard">&lt;class 'int'&gt;</text:p>
      <text:p text:style-name="Standard">&gt;&gt;&gt; type(x[1:2])</text:p>
      <text:p text:style-name="Standard">&lt;class 'bytes'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09:15:28.865378539</meta:creation-date>
    <dc:date>2023-09-20T10:12:35.187446968</dc:date>
    <meta:editing-duration>PT57M7S</meta:editing-duration>
    <meta:editing-cycles>1</meta:editing-cycles>
    <meta:generator>LibreOffice/7.5.5.2$Linux_X86_64 LibreOffice_project/50$Build-2</meta:generator>
    <meta:document-statistic meta:table-count="0" meta:image-count="0" meta:object-count="0" meta:page-count="3" meta:paragraph-count="116" meta:word-count="390" meta:character-count="2487" meta:non-whitespace-character-count="2183"/>
  </office:meta>
</office:document-meta>
</file>